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er">
      <style:text-properties style:language-asian="zh" style:country-asian="TW"/>
    </style:style>
    <style:style style:name="P2" style:family="paragraph" style:parent-style-name="Standard">
      <style:text-properties fo:font-size="14pt" fo:font-weight="bold" style:font-size-asian="14pt" style:language-asian="zh" style:country-asian="TW" style:font-weight-asian="bold" style:font-size-complex="14pt" style:font-weight-complex="bold"/>
    </style:style>
    <style:style style:name="P3" style:family="paragraph" style:parent-style-name="Standard" style:list-style-name="L1">
      <style:text-properties style:language-asian="zh" style:country-asian="TW"/>
    </style:style>
    <style:style style:name="P4" style:family="paragraph" style:parent-style-name="Standard" style:list-style-name="L1">
      <style:paragraph-properties fo:margin-left="1.18cm" fo:margin-right="0cm" fo:text-indent="0cm" style:auto-text-indent="false">
        <style:tab-stops/>
      </style:paragraph-properties>
      <style:text-properties style:language-asian="zh" style:country-asian="TW"/>
    </style:style>
    <style:style style:name="P5" style:family="paragraph" style:parent-style-name="Standard" style:list-style-name="L1">
      <style:paragraph-properties fo:margin-left="1.18cm" fo:margin-right="0cm" fo:text-indent="0cm" style:auto-text-indent="false"/>
    </style:style>
    <style:style style:name="P6" style:family="paragraph" style:parent-style-name="Standard">
      <style:paragraph-properties fo:margin-left="2.454cm" fo:margin-right="0cm" fo:text-indent="-1.251cm" style:auto-text-indent="false">
        <style:tab-stops>
          <style:tab-stop style:position="1.251cm"/>
        </style:tab-stops>
      </style:paragraph-properties>
      <style:text-properties style:language-asian="zh" style:country-asian="TW"/>
    </style:style>
    <style:style style:name="P7" style:family="paragraph" style:parent-style-name="Standard" style:list-style-name="L1">
      <style:paragraph-properties fo:margin-left="2.454cm" fo:margin-right="0cm" fo:text-indent="-1.251cm" style:auto-text-indent="false">
        <style:tab-stops>
          <style:tab-stop style:position="1.251cm"/>
        </style:tab-stops>
      </style:paragraph-properties>
      <style:text-properties style:language-asian="zh" style:country-asian="TW"/>
    </style:style>
    <style:style style:name="P8" style:family="paragraph" style:parent-style-name="Standard" style:list-style-name="L1">
      <style:paragraph-properties fo:margin-left="2.454cm" fo:margin-right="0cm" fo:text-indent="-1.251cm" style:auto-text-indent="false">
        <style:tab-stops>
          <style:tab-stop style:position="1.251cm"/>
        </style:tab-stops>
      </style:paragraph-properties>
      <style:text-properties fo:color="#000000" style:language-asian="zh" style:country-asian="TW"/>
    </style:style>
    <style:style style:name="P9" style:family="paragraph" style:parent-style-name="Standard" style:list-style-name="L1">
      <style:paragraph-properties fo:margin-left="2.454cm" fo:margin-right="0cm" fo:text-indent="-1.251cm" style:auto-text-indent="false">
        <style:tab-stops>
          <style:tab-stop style:position="1.251cm"/>
        </style:tab-stops>
      </style:paragraph-properties>
    </style:style>
    <style:style style:name="P10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1.251cm"/>
        </style:tab-stops>
      </style:paragraph-properties>
      <style:text-properties fo:font-size="14pt" fo:font-weight="bold" style:font-size-asian="14pt" style:language-asian="zh" style:country-asian="TW" style:font-weight-asian="bold" style:font-size-complex="14pt" style:font-weight-complex="bold"/>
    </style:style>
    <style:style style:name="T1" style:family="text">
      <style:text-properties style:language-asian="zh" style:country-asian="TW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gger</text:p>
      <text:list xml:id="list1470657889" text:style-name="L1">
        <text:list-item>
          <text:p text:style-name="P3">Tri_Purdd</text:p>
          <text:p text:style-name="P4">目的：採購類型為「1、2、3、5」時採購數量、收貨數量、付款數量有變化時</text:p>
          <text:p text:style-name="P4">作業說明：各數量請各自進行</text:p>
          <text:list>
            <text:list-item>
              <text:p text:style-name="P7">Insert時，採購(收貨、付款)數量請取出新值，再依訂單編號＋採購項次讀取預計用量主檔【Purplanm】，將數量個別累加到已採購(已收貨、已付款)數量</text:p>
            </text:list-item>
            <text:list-item>
              <text:p text:style-name="P7">再依訂單編號讀取訂單主檔中的彙總單單號，取出同彙總單號但不同的訂單編號(子)</text:p>
            </text:list-item>
            <text:list-item>
              <text:p text:style-name="P7">訂單編號(子)＋材料代號讀取預計用量中已採購(已收貨、已付款)數量不大於需求數量(已採購、已收貨)之資料。取出後請依訂單編號(子)由小到大排序</text:p>
            </text:list-item>
            <text:list-item>
              <text:p text:style-name="P7">將採購(收貨、付款)數量一一累加到已採購(已收貨、已付款)數量。已採購數量的累加不可大於該訂單的需求數量，已收貨數量不可大於已採購數量，已付款數量不可大於已收貨數量。若仍有未沖銷完畢的資料再進行下張訂單(子)的沖銷，直到無符合可沖銷的訂單或數量為0為止。</text:p>
            </text:list-item>
            <text:list-item>
              <text:p text:style-name="P8">Updatea時，取出採購(收貨、付款)數量新、舊值，先處理舊值，用採購檔中的訂單編號＋預計用量項次，讀取預計用量主檔，將採購(收貨、付款)數量的舊值扣減已採購(已收貨、已付款)數量一欄</text:p>
            </text:list-item>
            <text:list-item>
              <text:p text:style-name="P8">再依彙總單號讀取訂單主檔中的彙總單單號，取出同彙總單號但不同的訂單編號(子)</text:p>
            </text:list-item>
            <text:list-item>
              <text:p text:style-name="P8">訂單編號(子)＋材料代號讀取預計用量中已採購(已收貨、已付款)數量大於0之資料。取出後請依訂單編號(子)由大到小排序</text:p>
            </text:list-item>
            <text:list-item>
              <text:p text:style-name="P8">將採購(收貨、付款)數量一一扣減到已採購(已收貨、已付款)數量。若已採購(已收貨、已付款)數量欄位為0時，請扣減下張訂單的對應數量一欄，直到無符合可扣減的訂單或數量為0為止。</text:p>
            </text:list-item>
            <text:list-item>
              <text:p text:style-name="P9"><text:span text:style-name="T1">再依Insert方式一一處理新值</text:span>。</text:p>
            </text:list-item>
            <text:list-item>
              <text:p text:style-name="P7">Delete時依Update的扣減方式一一處理各單資料</text:p>
            </text:list-item>
            <text:list-item>
              <text:p text:style-name="P7">採購類型為「5」時，以異動為託外加工預計用量檔【Outpurplanm】</text:p>
            </text:list-item>
          </text:list>
        </text:list-item>
        <text:list-item>
          <text:p text:style-name="P3">Tri_appsfcd(s)-兩支(由領料單來寫入)</text:p>
          <text:p text:style-name="P5"><text:span text:style-name="T1">目的：採購類型為</text:span>「1、2、3、5」時採購數量、收貨數量、付款數量有變化時</text:p>
          <text:p text:style-name="P5"><text:span text:style-name="T1">作業說明：各</text:span>數量請各自進行</text:p>
          <text:list>
            <text:list-item>
              <text:p text:style-name="P7">Insert時，採購(收貨、付款)數量請取出新值，再依訂單編號＋採購項次讀取預計用量主檔【Purplanm】，將數量個別累加到已採購(已收貨、已付款)數量</text:p>
            </text:list-item>
            <text:list-item>
              <text:p text:style-name="P9"><text:span text:style-name="T1">再依訂</text:span>單編號</text:p>
              <text:p text:style-name="P10">Procedure</text:p>
            </text:list-item>
          </text:list>
        </text:list-item>
        <text:list-item text:start-value="1">
          <text:p text:style-name="P3">Pro_odrneedm</text:p>
          <text:p text:style-name="P5"><text:span text:style-name="T1">目的：前台傳入訂單資</text:span>料，依照訂單資料來計算派工用量</text:p>
          <text:p text:style-name="P5">作業說明：</text:p>
          <text:list>
            <text:list-item>
              <text:p text:style-name="P9"><text:span text:style-name="T1">讀取訂單主檔，取</text:span>出訂單SIZE數。</text:p>
            </text:list-item>
            <text:list-item>
              <text:p text:style-name="P7">再依訂單的型體資料讀取BOM資料的部位，再依部位讀取用量檔，依照訂單SIZE取出各SIZE用量，再以訂單數和用量相乘並以部位+材料來累計數量。數量請計算到小數第六位。</text:p>
            </text:list-item>
            <text:list-item>
              <text:p text:style-name="P7">同部位不同SIZE處理完畢後，再將數量寫入到派工需求檔內，寫入時請四拾五入到整數</text:p>
            </text:list-item>
            <text:list-item>
              <text:p text:style-name="P7">處理中若材料有區分尺碼，請依尺碼來計算用量。</text:p>
            </text:list-item>
            <text:list-item>
              <text:p text:style-name="P7">若無部位資料，請依BOM表流水號做為部位編號</text:p>
            </text:list-item>
            <text:list-item>
              <text:p text:style-name="P7">BOM表上免派工註記若不為空，則該部位材料不處理 </text:p>
            </text:list-item>
          </text:list>
        </text:list-item>
        <text:list-item>
          <text:p text:style-name="P3">Pro_Dissfcm</text:p>
          <text:p text:style-name="P5"><text:span text:style-name="T1">目的：前台傳入訂單和輪次資</text:span>料，<text:span text:style-name="T1">依照該輪次的批</text:span>依照訂單資料來計算派工用量</text:p>
          <text:p text:style-name="P5">作業說明：</text:p>
          <text:list>
            <text:list-item>
              <text:p text:style-name="P7">分別取出訂單明細檔【Odrd】和輪次規格明細【Dissfcs】中對應SIZE的輪次數量和訂單數量，並計算出該輪次數量的在訂單數量中所佔的比例</text:p>
            </text:list-item>
            <text:list-item>
              <text:p text:style-name="P7">再依比例一一和派工需求檔【Odrneedm】相乘取出對應的派工數量，若該材料為區分尺碼(判別材料檔中的註記)直接以輪次數計算。</text:p>
            </text:list-item>
            <text:list-item>
              <text:p text:style-name="P7">一一累加同部位、同材料的派工數量，請先計算到小數六位</text:p>
            </text:list-item>
            <text:list-item>
              <text:p text:style-name="P7"><text:soft-page-break/>再重覆上述步驟直到該輪次派工所有SIZE都處理完畢為止。</text:p>
            </text:list-item>
            <text:list-item>
              <text:p text:style-name="P7">再讀取申領單號，連同申領單號和各材料的派工數量寫入到派工申領單中</text:p>
            </text:list-item>
            <text:list-item>
              <text:p text:style-name="P7">在寫入前請再判別需求數量+已派數量是否不小於需求數量或者輪次SIZE數+累計SIZE數是否和訂單數相同，若相同請申領數量請需求數量-派工數量來寫入</text:p>
            </text:list-item>
          </text:list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tab-stops/>
        <style:background-image/>
      </style:paragraph-properties>
      <style:text-properties style:font-name-asian="標楷體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language-asian="zh" style:country-asian="TW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量產女鞋廠－共用函數說明(Oracle)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5T13:28:28.09</meta:creation-date>
    <dc:title>WORD</dc:title>
    <meta:editing-duration>PT09H30M06S</meta:editing-duration>
    <meta:editing-cycles>21</meta:editing-cycles>
    <meta:generator>OpenOffice.org/3.2$Linux OpenOffice.org_project/320m12$Build-9483</meta:generator>
    <meta:initial-creator>Dumas Hsu</meta:initial-creator>
    <dc:date>2010-04-19T11:48:11</dc:date>
    <dc:creator>DumasHsu </dc:creator>
    <meta:document-statistic meta:table-count="0" meta:image-count="0" meta:object-count="0" meta:page-count="2" meta:paragraph-count="40" meta:word-count="882" meta:character-count="1654"/>
    <meta:template xlink:type="simple" xlink:actuate="onRequest" xlink:title="WORD" xlink:href="../../AppData/Roaming/OpenOffice.org/3/user/template/WORD1.ott" meta:date="2010-01-25T13:28:28"/>
  </office:meta>
</office:document-meta>
</file>